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0fc6c9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175b68" officeooo:paragraph-rsid="000fc6c9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 Black" fo:font-size="15pt" fo:letter-spacing="normal" fo:font-style="normal" style:text-underline-style="solid" style:text-underline-width="auto" style:text-underline-color="font-color" fo:font-weight="normal" officeooo:rsid="00441094" officeooo:paragraph-rsid="000fc6c9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officeooo:rsid="00441094"/>
    </style:style>
    <style:style style:name="T2" style:family="text">
      <style:text-properties fo:color="#495057" loext:opacity="100%" style:font-name="Roboto" fo:font-size="11.25pt" officeooo:rsid="000fc6c9"/>
    </style:style>
    <style:style style:name="T3" style:family="text">
      <style:text-properties fo:font-variant="normal" fo:text-transform="none" fo:color="#495057" loext:opacity="100%" style:font-name="Roboto" fo:font-size="11.25pt" fo:letter-spacing="normal" fo:font-style="normal" fo:font-weight="normal"/>
    </style:style>
    <style:style style:name="T4" style:family="text">
      <style:text-properties fo:font-variant="normal" fo:text-transform="none" fo:color="#000080" loext:opacity="100%" style:font-name="Roboto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uesta Cuatrimestre <text:span text:style-name="T1">2</text:span>: <text:span text:style-name="T1">Aplicación para Android</text:span></text:p>
      <text:p text:style-name="P2">Alumno: Kevin Zamora Amela</text:p>
      <text:p text:style-name="P2"/>
      <text:p text:style-name="P3"><text:span text:style-name="T2">Temporis: </text:span><text:span text:style-name="T3">Aplicación de Gestión del Tiempo Personalizada</text:span></text:p>
      <text:p text:style-name="P4"><text:span text:style-name="T3"/></text:p>
      <text:p text:style-name="P4"><text:span text:style-name="T3">Enlace al video explicativo de los avances realizados:</text:span><text:line-break/><text:a xlink:type="simple" xlink:href="https://youtu.be/giQe7k7nedg" text:style-name="Internet_20_link" text:visited-style-name="Visited_20_Internet_20_Link"><text:span text:style-name="T4">https://youtu.be/giQe7k7nedg</text:span></text:a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23:06:30.981000000</meta:creation-date>
    <dc:date>2025-04-03T23:09:04.913000000</dc:date>
    <meta:editing-duration>PT2M35S</meta:editing-duration>
    <meta:editing-cycles>1</meta:editing-cycles>
    <meta:document-statistic meta:table-count="0" meta:image-count="0" meta:object-count="0" meta:page-count="1" meta:paragraph-count="4" meta:word-count="26" meta:character-count="215" meta:non-whitespace-character-count="192"/>
    <meta:generator>LibreOffice/24.8.4.2$Windows_X86_64 LibreOffice_project/bb3cfa12c7b1bf994ecc5649a80400d06cd71002</meta:generator>
  </office:meta>
</office:document-meta>
</file>